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1" style:family="text">
      <style:text-properties officeooo:rsid="0008e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text:span text:style-name="Strong_20_Emphasis">Personnel Plus</text:span></text:span> would like to be your <text:span text:style-name="Strong_20_Emphasis"><text:span text:style-name="Emphasis">temporary business partner</text:span></text:span>, assisting your business with innovative and cost-effective staffing services. Staffing intelligently can propel your business to a new level of success.</text:p>
      <text:p text:style-name="Text_20_body">We offer a variety of staffing services to meet the needs of businesses of all sizes throughout Siskiyou County. Rely on us to help with:</text:p>
      <text:p text:style-name="Text_20_body"><text:span text:style-name="Strong_20_Emphasis">FLEXIBLE STAFFING</text:span> provides your business with quality workers to supplement your workforce in work situations such as employee absences, vacations, temporary skill shortages, seasonal workloads, or special assignments and projects. You name it! It happens every day, and it is essential to have quality, reliable workers on short notice. Pay for workers only when you need them. You enjoy the benefits of a lean staff, yet the flexibility to respond to market situations quickly.</text:p>
      <text:p text:style-name="Text_20_body"><text:span text:style-name="Strong_20_Emphasis">TRANSITIONAL PLACEMENT</text:span>, also called Temp-to-Hire, allows you to hire employees without the risk. No one wants to make a mistake when hiring a new employee. That's why many smart employers hire prospective employees on a temporary basis. By evaluating an employee in your own company environment before making a job offer, you have the assurance of an in-depth evaluation before making the hiring commitment.</text:p>
      <text:p text:style-name="Text_20_body"><text:span text:style-name="Strong_20_Emphasis">REFERRAL SERVICE</text:span> is utilized by employers who want to hire directly but want to avoid the time consuming hiring process - all you pay is one simple fee.</text:p>
      <text:p text:style-name="Text_20_body"><text:span text:style-name="Strong_20_Emphasis">PAYROLL SERVICE</text:span> involves an arrangement in which you choose the personnel, and we take care of everything else. "Payrolling" is a smart financial management tool and works extremely well when the client has specialized needs and is in the best position to screen applicants for the required skills. This is also beneficial to new businesses and seasonal employers.</text:p>
      <text:p text:style-name="Text_20_body"><text:span text:style-name="Strong_20_Emphasis">DRUG SCREENING</text:span> is part of <text:span text:style-name="Strong_20_Emphasis"><text:span text:style-name="Emphasis">Personnel Plus'</text:span></text:span> Drug Free Workplace Policy and all clients are encouraged to perform pre-employment drug tests. <text:span text:style-name="Strong_20_Emphasis"><text:span text:style-name="Emphasis">Personnel Plus</text:span></text:span> has an obligation to maintain a safe and healthy working environment. Employees who work under the influence of drugs or alcohol present a safety hazard to themselves and their co-workers. The presence of drugs and alcohol in the workplace also limits productivity and efforts to maintain high product quality. The costs for pre-employment drug screening are nominal.</text:p>
      <text:p text:style-name="Text_20_body"><text:span text:style-name="Strong_20_Emphasis">OFFICE SKILLS TESTING</text:span> is offered by <text:span text:style-name="Strong_20_Emphasis"><text:span text:style-name="Emphasis">Personnel Plus</text:span></text:span> on software packages, accounting and clerical skills. These evaluations are included in the services bundled to our clients, but can also be purchased "a la carte" at a very reasonable rate for those businesses wishing to hire staff directly.</text:p>
      <text:p text:style-name="Text_20_body"><text:span text:style-name="Strong_20_Emphasis">BEHAVIORAL PROFILE TESTING</text:span> is designed to measure attitude and aptitude and can be customized to meet the individual needs of each business. These tests include such measurements as customer service, sales ability, work ethic, workplace personality, etc.</text:p>
      <text:p text:style-name="Text_20_body"><text:span text:style-name="Strong_20_Emphasis">CRIMINAL BACKGROUND SCREENING</text:span> is available to clients if such screening is part of the client's normal hiring procedures. The screening includes a nationwide search and the costs vary depending upon the number of counties the individual has resided in. Results are available within 48 hours and this service is a great tool for those businesses seeking extra security in their hiring decisions.</text:p>
      <text:p text:style-name="Text_20_body"><text:span text:style-name="Strong_20_Emphasis">CREDIT REPORTS</text:span> can insure that the person you are hiring to handle cash or securities has a clean credit background. Performing a credit report must be a standard part of the client's hiring practice, but provides additional assurance that your new hire is all that they are represented to be.</text:p>
      <text:h text:style-name="Heading_20_3" text:outline-level="3"><text:soft-page-break/><text:line-break/>We recruit and place quality employees in the following fields:</text:h>
      <text:p text:style-name="Text_20_body"><text:span text:style-name="Strong_20_Emphasis">Clerical</text:span><text:line-break/>Reception, Data Entry, File Clerk, Secretary, Billing Clerk, Legal Secretary, Motel Front Desk, Medical Reception, Service Dispatcher</text:p>
      <text:p text:style-name="Text_20_body"><text:span text:style-name="Strong_20_Emphasis">Accounting</text:span><text:line-break/>Full Charge Bookkeeper, Accounts Payable, Accounts Receivable, Payroll, Accounting Clerk</text:p>
      <text:p text:style-name="Text_20_body"><text:span text:style-name="Strong_20_Emphasis">Administrative</text:span><text:line-break/>Office Manager, Salesperson, HR Manager, Financial Manager, Event Coordinator, Web Designer, Apartment Complex Manager, Restaurant Manager, Shop Supervisor</text:p>
      <text:p text:style-name="Text_20_body"><text:span text:style-name="Strong_20_Emphasis">Customer Service</text:span><text:line-break/>Cashier, Retail Clerk, Product Demonstrator, Child Care Aid, Teacher Aid, Library Aid, School Cafeteria Aid, Motel Housekeeper, Bartender, Dishwasher, Grocery Store Clerk, Bank Teller, Line Cook, Food Service, Barista, Fire Extinguisher Inspector, County Fair Helper, Motel Night Auditor</text:p>
      <text:p text:style-name="Text_20_body"><text:span text:style-name="Strong_20_Emphasis">Light Industrial</text:span><text:line-break/>Production, Warehouse, Landscape, Assembly, Stock Clerk, Forklift Driver, Maintenance, Custodial, Mill Labor, Auto Mechanic, Quality Control, Furniture Mover, Fabricator, Cabinet Maker, Hospital Dietary Aid, Shipping/Receiving, Masonry Assistant, Tile Setter Assistant</text:p>
      <text:h text:style-name="Heading_20_3" text:outline-level="3">Get in touch</text:h>
      <text:p text:style-name="Text_20_body">Whether you have an immediate hiring need or anticipate staffing needs in the future, let's get started. <text:span text:style-name="T1">W</text:span>e are ready to help with whatever you requir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2:06:52.61</meta:creation-date>
    <meta:document-statistic meta:table-count="0" meta:image-count="0" meta:object-count="0" meta:page-count="2" meta:paragraph-count="19" meta:word-count="715" meta:character-count="4738"/>
    <dc:date>2011-01-12T18:15:54.68</dc:date>
    <dc:creator>Dwayne Haner</dc:creator>
    <meta:editing-duration>PT03H08M37S</meta:editing-duration>
    <meta:editing-cycles>1</meta:editing-cycles>
    <meta:generator>OpenOffice.org/3.2$Win32 OpenOffice.org_project/320m19$Build-9504</meta:generator>
  </office:meta>
</office:document-meta>
</file>